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External interupt 0</text:p>
          </table:table-cell>
          <table:table-cell office:value-type="string" calcext:value-type="string">
            <text:p>I2C SCL external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External interupt 1</text:p>
          </table:table-cell>
          <table:table-cell office:value-type="string" calcext:value-type="string">
            <text:p>I2C SDA external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3"/>
          <table:table-cell office:value-type="string" calcext:value-type="string">
            <text:p>NR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v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Switch Led</text:p>
          </table:table-cell>
          <table:table-cell office:value-type="string" calcext:value-type="string">
            <text:p>Push Pull </text:p>
          </table:table-cell>
          <table:table-cell office:value-type="string" calcext:value-type="string">
            <text:p>EXT FE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Mode Switch 1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Mode switch 2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 style:data-style-name="N2" text:time-value="21:09:43.2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1T13:04:02.728000000</meta:creation-date>
    <meta:generator>LibreOffice/7.2.5.2$Windows_X86_64 LibreOffice_project/499f9727c189e6ef3471021d6132d4c694f357e5</meta:generator>
    <dc:date>2025-02-25T21:10:09.880000000</dc:date>
    <meta:editing-duration>PT3H6M19S</meta:editing-duration>
    <meta:editing-cycles>18</meta:editing-cycles>
    <meta:document-statistic meta:table-count="1" meta:cell-count="111" meta:object-count="0"/>
  </office:meta>
</office:document-meta>
</file>